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ing_point_Test.test_2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ating_point_Test.test_2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ating_point_Test.test_2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ing_point_Test.test_2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ing_point_Test.test_2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ing_point_Test.test_2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ing_point_Test.test_2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